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1.0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canlear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kedex_id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arBeam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ech Seed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arBeam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ech Seed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arBeam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e Whip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ber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ull Bash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bble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ull Bash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bble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kull Bash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de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Harde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Harde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st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isonPowder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sybeam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eep Powder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un Spore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ersonic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rlwind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Whirlwind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ry Attack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hirlwind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d-Attack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hirlwind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d-Attack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irlwind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gility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e Tea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Double Tea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ght Screen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la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under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hunder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underShock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hunder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underbolt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hunderbolt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underShoc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uble Kick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ury Swipes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uble Kick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ry Swipes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uble Kick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uble Kick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ury Attack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uble Kic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ury Attac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uble Kic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Poison Sting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rash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hrash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hrash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tronome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tronome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uble-Edge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t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larBeam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isonPowder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larBeam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un Spore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leep Powder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un Spore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ech Life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un Spore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ech Life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isonPowder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ybeam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leep Powder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n Spore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personic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ech Life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Leech Life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Leech Life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isonPowder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PoisonPowder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PoisonPowder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sybeam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leep Powder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n Spore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personic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rthquak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g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Dig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arthquake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y Day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y Day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creech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ry Swipe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arate Chop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w Kick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creech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rash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ury Swipes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Fury Swipes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Fury Swipes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arate Chop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Karate Chop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Karate Chop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ow Kick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ow Kick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ow Kick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ratch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reech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rash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ypnosis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ypnosi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inesi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sybeam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cover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flect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Reflect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leport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leport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esis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sybeam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cover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flect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Reflect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leport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leport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bmission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ow Kick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bmission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rap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leep Powder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arthquake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xplosion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lfdestruct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fense Curl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arthquake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xplosion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fdestruct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fense Curl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arthquake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xplosion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lfdestruct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omp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eadbutt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ater Gun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nic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under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onicBoom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onicBoo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underShock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ThunderShoc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words Dance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i Attack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ury Attack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i Attack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ce Beam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st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urora Beam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ce Beam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est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ison Gas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ce Beam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ream Eater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ream Eater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ream Eater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nfusion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isable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ychic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ice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ceGrip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ViceGri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xplosion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lfdestruct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onic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xplosion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lfdestruct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onicBoom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onicBoo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eflect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adbutt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rash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one Club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eadbutt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rash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ga Kick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unter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ga Punch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under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plosion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lfdestruct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plosion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lfdestruct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ury Attack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omp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fense Curl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ouble-Edge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ght Screen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nimize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ing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oftboile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ind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strict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owth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oisonPowder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Poison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lam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leep Powder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un Spore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mokeScreen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rn Drill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upersonic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wift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bstitute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gility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uble Team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Double Team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lash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words Dance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words Dance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uble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nd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uillotine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arden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Seismic Toss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lash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words Dance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Swords Dance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iceGrip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ViceGr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ragon Rag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Dragon Rag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Dragon Rag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Dragon Rag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ydro Pump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yper Beam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Hyper Beam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ody Slam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ocus Energy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rowl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and-Attack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gility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uble Kick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in Missile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nd-Attack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under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underShock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Thunder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ite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mber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r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ck Attack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Rage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nd-Attack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and-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mog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ckle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il Whip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orn Attack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bsorb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yper Beam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ke Down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st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gon Rage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 Rage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gility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 Rage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yper Beam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Thunder Wave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ouble-Edg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ga Punch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tronome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elfdestruc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oftboile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hirlwind</text:p>
          </table:table-cell>
        </table:table-row>
      </table:table>
      <table:named-expressions/>
      <table:database-ranges>
        <table:database-range table:name="__Anonymous_Sheet_DB__0" table:target-range-address="datacanlearn.A1:datacanlearn.B4184">
          <table:filter table:display-duplicates="false">
            <table:filter-and>
              <table:filter-condition table:data-type="number" table:value="" table:operator="!empty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30T02:07:15.984000000</dc:date>
    <meta:editing-duration>PT4M20S</meta:editing-duration>
    <meta:editing-cycles>1</meta:editing-cycles>
    <meta:document-statistic meta:table-count="1" meta:cell-count="8368" meta:object-count="0"/>
    <meta:generator>LibreOffice/7.6.6.3$Windows_X86_64 LibreOffice_project/d97b2716a9a4a2ce1391dee1765565ea469b0ae7</meta:generator>
  </office:meta>
</office:document-meta>
</file>